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1mm" svg:stroke-color="#3465a4" draw:marker-start-width="5mm" draw:marker-end-width="5mm" draw:stroke-linejoin="round" svg:stroke-linecap="round" draw:fill="none" draw:fill-color="#000000" draw:fill-hatch-solid="false" draw:textarea-horizontal-align="center" draw:textarea-vertical-align="middle" fo:padding-top="0.5mm" fo:padding-bottom="0.5mm" fo:padding-left="0.5mm" fo:padding-right="0.5mm" draw:shadow="hidden" draw:ole-draw-aspect="1"/>
    </style:style>
    <style:style style:name="gr2" style:family="graphic">
      <style:graphic-properties draw:stroke="solid" svg:stroke-width="1mm" svg:stroke-color="#3465a4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 draw:fill-color="#000000" draw:fill-hatch-solid="false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.93mm" svg:y="229.55mm">
            <loext:p draw:notify-on-update-of-ranges="Tabelle1.A4:Tabelle1.A24 Tabelle1.B3:Tabelle1.B3 Tabelle1.B4:Tabelle1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59.99mm" svg:height="89.99mm" svg:x="5.31mm" svg:y="327.19mm">
            <loext:p draw:notify-on-update-of-ranges="Tabelle1.D4:Tabelle1.D42 Tabelle1.E3:Tabelle1.E3 Tabelle1.E4:Tabelle1.E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2" svg:width="160.1mm" svg:height="90.09mm" svg:x="171.95mm" svg:y="327.59mm">
            <loext:p draw:notify-on-update-of-ranges="Tabelle1.D4:Tabelle1.D25 Tabelle1.E3:Tabelle1.E3 Tabelle1.E4:Tabelle1.E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2" svg:width="159.99mm" svg:height="89.99mm" svg:x="339.32mm" svg:y="327.19mm">
            <loext:p draw:notify-on-update-of-ranges="Tabelle1.F4:Tabelle1.F21 Tabelle1.G3:Tabelle1.G3 Tabelle1.G4:Tabelle1.G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2" svg:width="159.99mm" svg:height="89.99mm" svg:x="4.96mm" svg:y="422.02mm">
            <loext:p draw:notify-on-update-of-ranges="Tabelle1.I4:Tabelle1.I28 Tabelle1.J3:Tabelle1.J3 Tabelle1.J4:Tabelle1.J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2" svg:width="159.99mm" svg:height="89.99mm" svg:x="171.53mm" svg:y="422.8mm">
            <loext:p draw:notify-on-update-of-ranges="Tabelle1.M4:Tabelle1.M23 Tabelle1.N3:Tabelle1.N3 Tabelle1.N4:Tabelle1.N2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2" svg:width="159.97mm" svg:height="90.05mm" svg:x="337.85mm" svg:y="421.55mm">
            <loext:p draw:notify-on-update-of-ranges="Tabelle1.P4:Tabelle1.P17 Tabelle1.Q3:Tabelle1.Q3 Tabelle1.Q4:Tabelle1.Q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2" svg:width="159.99mm" svg:height="89.99mm" svg:x="338.71mm" svg:y="231.28mm">
            <loext:p draw:notify-on-update-of-ranges="Tabelle1.V3:Tabelle1.V3 Tabelle1.S4:Tabelle1.S19 Tabelle1.T4:Tabelle1.T19 Tabelle1.V4:Tabelle1.V19 Tabelle1.W4:Tabelle1.W1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Versuch 1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Versuch 2</text:p>
          </table:table-cell>
          <table:table-cell office:value-type="string" calcext:value-type="string">
            <text:p>Zenerdiode</text:p>
          </table:table-cell>
          <table:table-cell/>
          <table:table-cell office:value-type="string" calcext:value-type="string">
            <text:p>Durchflussrichtung</text:p>
          </table:table-cell>
          <table:table-cell/>
          <table:table-cell office:value-type="string" calcext:value-type="string">
            <text:p>Versuch 3</text:p>
          </table:table-cell>
          <table:table-cell office:value-type="string" calcext:value-type="string">
            <text:p>Glühlampe</text:p>
          </table:table-cell>
          <table:table-cell table:number-columns-repeated="2"/>
          <table:table-cell office:value-type="string" calcext:value-type="string">
            <text:p>Versuch 4</text:p>
          </table:table-cell>
          <table:table-cell office:value-type="string" calcext:value-type="string">
            <text:p>NCT</text:p>
          </table:table-cell>
          <table:table-cell/>
          <table:table-cell office:value-type="string" calcext:value-type="string">
            <text:p>Versuch 5</text:p>
          </table:table-cell>
          <table:table-cell office:value-type="string" calcext:value-type="string">
            <text:p>Glimmlampe(an)</text:p>
          </table:table-cell>
          <table:table-cell/>
          <table:table-cell office:value-type="string" calcext:value-type="string">
            <text:p>Versuch 6</text:p>
          </table:table-cell>
          <table:table-cell office:value-type="string" calcext:value-type="string">
            <text:p>Draht in Öl</text:p>
          </table:table-cell>
          <table:table-cell table:number-columns-repeated="2"/>
          <table:table-cell office:value-type="string" calcext:value-type="string">
            <text:p>abkühlen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(°C)</text:p>
          </table:table-cell>
          <table:table-cell office:value-type="string" calcext:value-type="string">
            <text:p>x(cm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(°C)</text:p>
          </table:table-cell>
          <table:table-cell office:value-type="string" calcext:value-type="string">
            <text:p>x(cm)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4]/[.J4]" office:value-type="string" office:string-value="" calcext:value-type="error">
            <text:p>#DIV/0!</text:p>
          </table:table-cell>
          <table:table-cell/>
          <table:table-cell office:value-type="float" office:value="0.292" calcext:value-type="float">
            <text:p>0,29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88.3" calcext:value-type="float">
            <text:p>88,3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49.8" calcext:value-type="float">
            <text:p>49,8</text:p>
          </table:table-cell>
          <table:table-cell table:formula="of:=[.T4]/(100-[.T4]) * 5" office:value-type="float" office:value="4.9601593625498" calcext:value-type="float">
            <text:p>4,9601593625498</text:p>
          </table:table-cell>
          <table:table-cell office:value-type="float" office:value="92.5" calcext:value-type="float">
            <text:p>92,5</text:p>
          </table:table-cell>
          <table:table-cell office:value-type="float" office:value="57.8" calcext:value-type="float">
            <text:p>57,8</text:p>
          </table:table-cell>
          <table:table-cell table:formula="of:=[.W4]/(100-[.W4]) * 5" office:value-type="float" office:value="6.84834123222749" calcext:value-type="float">
            <text:p>6,8483412322274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,53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8" calcext:value-type="float">
            <text:p>0,018</text:p>
          </table:table-cell>
          <table:table-cell office:value-type="float" office:value="0.5" calcext:value-type="float">
            <text:p>0,5</text:p>
          </table:table-cell>
          <table:table-cell table:formula="of:=[.I5]/[.J5]" office:value-type="float" office:value="0.036" calcext:value-type="float">
            <text:p>0,036</text:p>
          </table:table-cell>
          <table:table-cell/>
          <table:table-cell office:value-type="float" office:value="0.546" calcext:value-type="float">
            <text:p>0,54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9.6" calcext:value-type="float">
            <text:p>89,6</text:p>
          </table:table-cell>
          <table:table-cell office:value-type="float" office:value="10.3" calcext:value-type="float">
            <text:p>10,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.7" calcext:value-type="float">
            <text:p>49,7</text:p>
          </table:table-cell>
          <table:table-cell table:formula="of:=[.T5]/(100-[.T5]) * 5" office:value-type="float" office:value="4.9403578528827" calcext:value-type="float">
            <text:p>4,9403578528827</text:p>
          </table:table-cell>
          <table:table-cell office:value-type="float" office:value="86.9" calcext:value-type="float">
            <text:p>86,9</text:p>
          </table:table-cell>
          <table:table-cell office:value-type="float" office:value="57.6" calcext:value-type="float">
            <text:p>57,6</text:p>
          </table:table-cell>
          <table:table-cell table:formula="of:=[.W5]/(100-[.W5]) * 5" office:value-type="float" office:value="6.79245283018868" calcext:value-type="float">
            <text:p>6,79245283018868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64" calcext:value-type="float">
            <text:p>2,864</text:p>
          </table:table-cell>
          <table:table-cell office:value-type="float" office:value="0.1" calcext:value-type="float">
            <text:p>0,1</text:p>
          </table:table-cell>
          <table:table-cell office:value-type="float" office:value="0.608" calcext:value-type="float">
            <text:p>0,60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066" calcext:value-type="float">
            <text:p>0,066</text:p>
          </table:table-cell>
          <table:table-cell office:value-type="float" office:value="2" calcext:value-type="float">
            <text:p>2</text:p>
          </table:table-cell>
          <table:table-cell table:formula="of:=[.I6]/[.J6]" office:value-type="float" office:value="0.033" calcext:value-type="float">
            <text:p>0,033</text:p>
          </table:table-cell>
          <table:table-cell/>
          <table:table-cell office:value-type="float" office:value="0.988" calcext:value-type="float">
            <text:p>0,98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90.1" calcext:value-type="float">
            <text:p>90,1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51.1" calcext:value-type="float">
            <text:p>51,1</text:p>
          </table:table-cell>
          <table:table-cell table:formula="of:=[.T6]/(100-[.T6]) * 5" office:value-type="float" office:value="5.22494887525562" calcext:value-type="float">
            <text:p>5,22494887525562</text:p>
          </table:table-cell>
          <table:table-cell office:value-type="float" office:value="81.8" calcext:value-type="float">
            <text:p>81,8</text:p>
          </table:table-cell>
          <table:table-cell office:value-type="float" office:value="57.1" calcext:value-type="float">
            <text:p>57,1</text:p>
          </table:table-cell>
          <table:table-cell table:formula="of:=[.W6]/(100-[.W6]) * 5" office:value-type="float" office:value="6.65501165501166" calcext:value-type="float">
            <text:p>6,65501165501166</text:p>
          </table:table-cell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55" calcext:value-type="float">
            <text:p>3,155</text:p>
          </table:table-cell>
          <table:table-cell office:value-type="float" office:value="0.2" calcext:value-type="float">
            <text:p>0,2</text:p>
          </table:table-cell>
          <table:table-cell office:value-type="float" office:value="0.635" calcext:value-type="float">
            <text:p>0,635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0.276" calcext:value-type="float">
            <text:p>0,276</text:p>
          </table:table-cell>
          <table:table-cell office:value-type="float" office:value="7.3" calcext:value-type="float">
            <text:p>7,3</text:p>
          </table:table-cell>
          <table:table-cell table:formula="of:=[.I7]/[.J7]" office:value-type="float" office:value="0.0378082191780822" calcext:value-type="float">
            <text:p>0,037808219178082</text:p>
          </table:table-cell>
          <table:table-cell/>
          <table:table-cell office:value-type="float" office:value="1.323" calcext:value-type="float">
            <text:p>1,32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1.9" calcext:value-type="float">
            <text:p>91,9</text:p>
          </table:table-cell>
          <table:table-cell office:value-type="float" office:value="15.4" calcext:value-type="float">
            <text:p>15,4</text:p>
          </table:table-cell>
          <table:table-cell/>
          <table:table-cell office:value-type="float" office:value="16.6" calcext:value-type="float">
            <text:p>16,6</text:p>
          </table:table-cell>
          <table:table-cell office:value-type="float" office:value="51.8" calcext:value-type="float">
            <text:p>51,8</text:p>
          </table:table-cell>
          <table:table-cell table:formula="of:=[.T7]/(100-[.T7]) * 5" office:value-type="float" office:value="5.37344398340249" calcext:value-type="float">
            <text:p>5,37344398340249</text:p>
          </table:table-cell>
          <table:table-cell office:value-type="float" office:value="75.7" calcext:value-type="float">
            <text:p>75,7</text:p>
          </table:table-cell>
          <table:table-cell office:value-type="float" office:value="56.7" calcext:value-type="float">
            <text:p>56,7</text:p>
          </table:table-cell>
          <table:table-cell table:formula="of:=[.W7]/(100-[.W7]) * 5" office:value-type="float" office:value="6.5473441108545" calcext:value-type="float">
            <text:p>6,5473441108545</text:p>
          </table:table-cell>
        </table:table-row>
        <table:table-row table:style-name="ro1">
          <table:table-cell office:value-type="float" office:value="0.461" calcext:value-type="float">
            <text:p>0,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269" calcext:value-type="float">
            <text:p>3,269</text:p>
          </table:table-cell>
          <table:table-cell office:value-type="float" office:value="0.3" calcext:value-type="float">
            <text:p>0,3</text:p>
          </table:table-cell>
          <table:table-cell office:value-type="float" office:value="0.654" calcext:value-type="float">
            <text:p>0,654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0.558" calcext:value-type="float">
            <text:p>0,558</text:p>
          </table:table-cell>
          <table:table-cell office:value-type="float" office:value="11" calcext:value-type="float">
            <text:p>11</text:p>
          </table:table-cell>
          <table:table-cell table:formula="of:=[.I8]/[.J8]" office:value-type="float" office:value="0.0507272727272727" calcext:value-type="float">
            <text:p>0,050727272727273</text:p>
          </table:table-cell>
          <table:table-cell/>
          <table:table-cell office:value-type="float" office:value="1.759" calcext:value-type="float">
            <text:p>1,759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88.2" calcext:value-type="float">
            <text:p>88,2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float" office:value="22.8" calcext:value-type="float">
            <text:p>22,8</text:p>
          </table:table-cell>
          <table:table-cell office:value-type="float" office:value="52.7" calcext:value-type="float">
            <text:p>52,7</text:p>
          </table:table-cell>
          <table:table-cell table:formula="of:=[.T8]/(100-[.T8]) * 5" office:value-type="float" office:value="5.5708245243129" calcext:value-type="float">
            <text:p>5,5708245243129</text:p>
          </table:table-cell>
          <table:table-cell office:value-type="float" office:value="70" calcext:value-type="float">
            <text:p>70</text:p>
          </table:table-cell>
          <table:table-cell office:value-type="float" office:value="56.2" calcext:value-type="float">
            <text:p>56,2</text:p>
          </table:table-cell>
          <table:table-cell table:formula="of:=[.W8]/(100-[.W8]) * 5" office:value-type="float" office:value="6.41552511415525" calcext:value-type="float">
            <text:p>6,41552511415525</text:p>
          </table:table-cell>
        </table:table-row>
        <table:table-row table:style-name="ro1">
          <table:table-cell office:value-type="float" office:value="0.532" calcext:value-type="float">
            <text:p>0,53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3.408" calcext:value-type="float">
            <text:p>3,408</text:p>
          </table:table-cell>
          <table:table-cell office:value-type="float" office:value="0.4" calcext:value-type="float">
            <text:p>0,4</text:p>
          </table:table-cell>
          <table:table-cell office:value-type="float" office:value="0.664" calcext:value-type="float">
            <text:p>0,664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0.988" calcext:value-type="float">
            <text:p>0,988</text:p>
          </table:table-cell>
          <table:table-cell office:value-type="float" office:value="14.1" calcext:value-type="float">
            <text:p>14,1</text:p>
          </table:table-cell>
          <table:table-cell table:formula="of:=[.I9]/[.J9]" office:value-type="float" office:value="0.0700709219858156" calcext:value-type="float">
            <text:p>0,070070921985816</text:p>
          </table:table-cell>
          <table:table-cell/>
          <table:table-cell office:value-type="float" office:value="2.09" calcext:value-type="float">
            <text:p>2,09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87.9" calcext:value-type="float">
            <text:p>87,9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3.5" calcext:value-type="float">
            <text:p>53,5</text:p>
          </table:table-cell>
          <table:table-cell table:formula="of:=[.T9]/(100-[.T9]) * 5" office:value-type="float" office:value="5.75268817204301" calcext:value-type="float">
            <text:p>5,75268817204301</text:p>
          </table:table-cell>
          <table:table-cell office:value-type="float" office:value="65" calcext:value-type="float">
            <text:p>65</text:p>
          </table:table-cell>
          <table:table-cell office:value-type="float" office:value="55.8" calcext:value-type="float">
            <text:p>55,8</text:p>
          </table:table-cell>
          <table:table-cell table:formula="of:=[.W9]/(100-[.W9]) * 5" office:value-type="float" office:value="6.31221719457014" calcext:value-type="float">
            <text:p>6,31221719457014</text:p>
          </table:table-cell>
        </table:table-row>
        <table:table-row table:style-name="ro1">
          <table:table-cell office:value-type="float" office:value="0.568" calcext:value-type="float">
            <text:p>0,5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.676" calcext:value-type="float">
            <text:p>3,676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0.327" calcext:value-type="float">
            <text:p>0,327</text:p>
          </table:table-cell>
          <table:table-cell office:value-type="float" office:value="8.1" calcext:value-type="float">
            <text:p>8,1</text:p>
          </table:table-cell>
          <table:table-cell table:formula="of:=[.I10]/[.J10]" office:value-type="float" office:value="0.0403703703703704" calcext:value-type="float">
            <text:p>0,04037037037037</text:p>
          </table:table-cell>
          <table:table-cell/>
          <table:table-cell office:value-type="float" office:value="2.414" calcext:value-type="float">
            <text:p>2,414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88.1" calcext:value-type="float">
            <text:p>88,1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4.4" calcext:value-type="float">
            <text:p>54,4</text:p>
          </table:table-cell>
          <table:table-cell table:formula="of:=[.T10]/(100-[.T10]) * 5" office:value-type="float" office:value="5.96491228070175" calcext:value-type="float">
            <text:p>5,96491228070175</text:p>
          </table:table-cell>
          <table:table-cell office:value-type="float" office:value="60.5" calcext:value-type="float">
            <text:p>60,5</text:p>
          </table:table-cell>
          <table:table-cell office:value-type="float" office:value="55.8" calcext:value-type="float">
            <text:p>55,8</text:p>
          </table:table-cell>
          <table:table-cell table:formula="of:=[.W10]/(100-[.W10]) * 5" office:value-type="float" office:value="6.31221719457014" calcext:value-type="float">
            <text:p>6,31221719457014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3.778" calcext:value-type="float">
            <text:p>3,778</text:p>
          </table:table-cell>
          <table:table-cell office:value-type="float" office:value="1.3" calcext:value-type="float">
            <text:p>1,3</text:p>
          </table:table-cell>
          <table:table-cell office:value-type="float" office:value="0.675" calcext:value-type="float">
            <text:p>0,675</text:p>
          </table:table-cell>
          <table:table-cell office:value-type="float" office:value="10.2" calcext:value-type="float">
            <text:p>10,2</text:p>
          </table:table-cell>
          <table:table-cell/>
          <table:table-cell office:value-type="float" office:value="1.27" calcext:value-type="float">
            <text:p>1,27</text:p>
          </table:table-cell>
          <table:table-cell office:value-type="float" office:value="15.9" calcext:value-type="float">
            <text:p>15,9</text:p>
          </table:table-cell>
          <table:table-cell table:formula="of:=[.I11]/[.J11]" office:value-type="float" office:value="0.079874213836478" calcext:value-type="float">
            <text:p>0,079874213836478</text:p>
          </table:table-cell>
          <table:table-cell/>
          <table:table-cell office:value-type="float" office:value="2.899" calcext:value-type="float">
            <text:p>2,899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,1</text:p>
          </table:table-cell>
          <table:table-cell table:formula="of:=[.T11]/(100-[.T11]) * 5" office:value-type="float" office:value="6.1358574610245" calcext:value-type="float">
            <text:p>6,1358574610245</text:p>
          </table:table-cell>
          <table:table-cell office:value-type="float" office:value="55.8" calcext:value-type="float">
            <text:p>55,8</text:p>
          </table:table-cell>
          <table:table-cell office:value-type="float" office:value="55.1" calcext:value-type="float">
            <text:p>55,1</text:p>
          </table:table-cell>
          <table:table-cell table:formula="of:=[.W11]/(100-[.W11]) * 5" office:value-type="float" office:value="6.1358574610245" calcext:value-type="float">
            <text:p>6,1358574610245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3.88" calcext:value-type="float">
            <text:p>3,88</text:p>
          </table:table-cell>
          <table:table-cell office:value-type="float" office:value="1.8" calcext:value-type="float">
            <text:p>1,8</text:p>
          </table:table-cell>
          <table:table-cell office:value-type="float" office:value="0.682" calcext:value-type="float">
            <text:p>0,682</text:p>
          </table:table-cell>
          <table:table-cell office:value-type="float" office:value="13.3" calcext:value-type="float">
            <text:p>13,3</text:p>
          </table:table-cell>
          <table:table-cell/>
          <table:table-cell office:value-type="float" office:value="1.527" calcext:value-type="float">
            <text:p>1,527</text:p>
          </table:table-cell>
          <table:table-cell office:value-type="float" office:value="17.4" calcext:value-type="float">
            <text:p>17,4</text:p>
          </table:table-cell>
          <table:table-cell table:formula="of:=[.I12]/[.J12]" office:value-type="float" office:value="0.0877586206896552" calcext:value-type="float">
            <text:p>0,087758620689655</text:p>
          </table:table-cell>
          <table:table-cell/>
          <table:table-cell office:value-type="float" office:value="3.258" calcext:value-type="float">
            <text:p>3,258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88.6" calcext:value-type="float">
            <text:p>88,6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5.6" calcext:value-type="float">
            <text:p>55,6</text:p>
          </table:table-cell>
          <table:table-cell table:formula="of:=[.T12]/(100-[.T12]) * 5" office:value-type="float" office:value="6.26126126126126" calcext:value-type="float">
            <text:p>6,26126126126126</text:p>
          </table:table-cell>
          <table:table-cell office:value-type="float" office:value="50.1" calcext:value-type="float">
            <text:p>50,1</text:p>
          </table:table-cell>
          <table:table-cell office:value-type="float" office:value="54.5" calcext:value-type="float">
            <text:p>54,5</text:p>
          </table:table-cell>
          <table:table-cell table:formula="of:=[.W12]/(100-[.W12]) * 5" office:value-type="float" office:value="5.98901098901099" calcext:value-type="float">
            <text:p>5,98901098901099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3.991" calcext:value-type="float">
            <text:p>3,991</text:p>
          </table:table-cell>
          <table:table-cell office:value-type="float" office:value="2.5" calcext:value-type="float">
            <text:p>2,5</text:p>
          </table:table-cell>
          <table:table-cell office:value-type="float" office:value="0.685" calcext:value-type="float">
            <text:p>0,68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104" calcext:value-type="float">
            <text:p>2,104</text:p>
          </table:table-cell>
          <table:table-cell office:value-type="float" office:value="20.5" calcext:value-type="float">
            <text:p>20,5</text:p>
          </table:table-cell>
          <table:table-cell table:formula="of:=[.I13]/[.J13]" office:value-type="float" office:value="0.102634146341463" calcext:value-type="float">
            <text:p>0,102634146341463</text:p>
          </table:table-cell>
          <table:table-cell/>
          <table:table-cell office:value-type="float" office:value="3.786" calcext:value-type="float">
            <text:p>3,786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65.4" calcext:value-type="float">
            <text:p>65,4</text:p>
          </table:table-cell>
          <table:table-cell office:value-type="float" office:value="56.2" calcext:value-type="float">
            <text:p>56,2</text:p>
          </table:table-cell>
          <table:table-cell table:formula="of:=[.T13]/(100-[.T13]) * 5" office:value-type="float" office:value="6.41552511415525" calcext:value-type="float">
            <text:p>6,41552511415525</text:p>
          </table:table-cell>
          <table:table-cell office:value-type="float" office:value="40.8" calcext:value-type="float">
            <text:p>40,8</text:p>
          </table:table-cell>
          <table:table-cell office:value-type="float" office:value="54.2" calcext:value-type="float">
            <text:p>54,2</text:p>
          </table:table-cell>
          <table:table-cell table:formula="of:=[.W13]/(100-[.W13]) * 5" office:value-type="float" office:value="5.91703056768559" calcext:value-type="float">
            <text:p>5,91703056768559</text:p>
          </table:table-cell>
        </table:table-row>
        <table:table-row table:style-name="ro1">
          <table:table-cell office:value-type="float" office:value="0.655" calcext:value-type="float">
            <text:p>0,655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float" office:value="4.081" calcext:value-type="float">
            <text:p>4,081</text:p>
          </table:table-cell>
          <table:table-cell office:value-type="float" office:value="3.2" calcext:value-type="float">
            <text:p>3,2</text:p>
          </table:table-cell>
          <table:table-cell office:value-type="float" office:value="0.689" calcext:value-type="float">
            <text:p>0,689</text:p>
          </table:table-cell>
          <table:table-cell office:value-type="float" office:value="17.6" calcext:value-type="float">
            <text:p>17,6</text:p>
          </table:table-cell>
          <table:table-cell/>
          <table:table-cell office:value-type="float" office:value="2.523" calcext:value-type="float">
            <text:p>2,523</text:p>
          </table:table-cell>
          <table:table-cell office:value-type="float" office:value="22.6" calcext:value-type="float">
            <text:p>22,6</text:p>
          </table:table-cell>
          <table:table-cell table:formula="of:=[.I14]/[.J14]" office:value-type="float" office:value="0.111637168141593" calcext:value-type="float">
            <text:p>0,111637168141593</text:p>
          </table:table-cell>
          <table:table-cell/>
          <table:table-cell office:value-type="float" office:value="4.535" calcext:value-type="float">
            <text:p>4,5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.5" calcext:value-type="float">
            <text:p>87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6.8" calcext:value-type="float">
            <text:p>56,8</text:p>
          </table:table-cell>
          <table:table-cell table:formula="of:=[.T14]/(100-[.T14]) * 5" office:value-type="float" office:value="6.57407407407407" calcext:value-type="float">
            <text:p>6,57407407407407</text:p>
          </table:table-cell>
          <table:table-cell office:value-type="float" office:value="35.5" calcext:value-type="float">
            <text:p>35,5</text:p>
          </table:table-cell>
          <table:table-cell office:value-type="float" office:value="53.5" calcext:value-type="float">
            <text:p>53,5</text:p>
          </table:table-cell>
          <table:table-cell table:formula="of:=[.W14]/(100-[.W14]) * 5" office:value-type="float" office:value="5.75268817204301" calcext:value-type="float">
            <text:p>5,75268817204301</text:p>
          </table:table-cell>
        </table:table-row>
        <table:table-row table:style-name="ro1">
          <table:table-cell office:value-type="float" office:value="0.709" calcext:value-type="float">
            <text:p>0,709</text:p>
          </table:table-cell>
          <table:table-cell office:value-type="float" office:value="40.9" calcext:value-type="float">
            <text:p>40,9</text:p>
          </table:table-cell>
          <table:table-cell/>
          <table:table-cell office:value-type="float" office:value="4.159" calcext:value-type="float">
            <text:p>4,159</text:p>
          </table:table-cell>
          <table:table-cell office:value-type="float" office:value="4.1" calcext:value-type="float">
            <text:p>4,1</text:p>
          </table:table-cell>
          <table:table-cell office:value-type="float" office:value="0.693" calcext:value-type="float">
            <text:p>0,693</text:p>
          </table:table-cell>
          <table:table-cell office:value-type="float" office:value="20.4" calcext:value-type="float">
            <text:p>20,4</text:p>
          </table:table-cell>
          <table:table-cell/>
          <table:table-cell office:value-type="float" office:value="2.677" calcext:value-type="float">
            <text:p>2,677</text:p>
          </table:table-cell>
          <table:table-cell office:value-type="float" office:value="23.4" calcext:value-type="float">
            <text:p>23,4</text:p>
          </table:table-cell>
          <table:table-cell table:formula="of:=[.I15]/[.J15]" office:value-type="float" office:value="0.114401709401709" calcext:value-type="float">
            <text:p>0,114401709401709</text:p>
          </table:table-cell>
          <table:table-cell/>
          <table:table-cell office:value-type="float" office:value="5.09" calcext:value-type="float">
            <text:p>5,09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float" office:value="86.7" calcext:value-type="float">
            <text:p>86,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7.4" calcext:value-type="float">
            <text:p>57,4</text:p>
          </table:table-cell>
          <table:table-cell table:formula="of:=[.T15]/(100-[.T15]) * 5" office:value-type="float" office:value="6.73708920187793" calcext:value-type="float">
            <text:p>6,73708920187793</text:p>
          </table:table-cell>
          <table:table-cell office:value-type="float" office:value="30.4" calcext:value-type="float">
            <text:p>30,4</text:p>
          </table:table-cell>
          <table:table-cell office:value-type="float" office:value="53" calcext:value-type="float">
            <text:p>53</text:p>
          </table:table-cell>
          <table:table-cell table:formula="of:=[.W15]/(100-[.W15]) * 5" office:value-type="float" office:value="5.63829787234043" calcext:value-type="float">
            <text:p>5,63829787234043</text:p>
          </table:table-cell>
        </table:table-row>
        <table:table-row table:style-name="ro1">
          <table:table-cell office:value-type="float" office:value="0.664" calcext:value-type="float">
            <text:p>0,6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.277" calcext:value-type="float">
            <text:p>4,277</text:p>
          </table:table-cell>
          <table:table-cell office:value-type="float" office:value="5.7" calcext:value-type="float">
            <text:p>5,7</text:p>
          </table:table-cell>
          <table:table-cell office:value-type="float" office:value="0.696" calcext:value-type="float">
            <text:p>0,696</text:p>
          </table:table-cell>
          <table:table-cell office:value-type="float" office:value="22.9" calcext:value-type="float">
            <text:p>22,9</text:p>
          </table:table-cell>
          <table:table-cell/>
          <table:table-cell office:value-type="float" office:value="2.819" calcext:value-type="float">
            <text:p>2,819</text:p>
          </table:table-cell>
          <table:table-cell office:value-type="float" office:value="24" calcext:value-type="float">
            <text:p>24</text:p>
          </table:table-cell>
          <table:table-cell table:formula="of:=[.I16]/[.J16]" office:value-type="float" office:value="0.117458333333333" calcext:value-type="float">
            <text:p>0,117458333333333</text:p>
          </table:table-cell>
          <table:table-cell/>
          <table:table-cell office:value-type="float" office:value="5.829" calcext:value-type="float">
            <text:p>5,829</text:p>
          </table:table-cell>
          <table:table-cell office:value-type="float" office:value="10.2" calcext:value-type="float">
            <text:p>10,2</text:p>
          </table:table-cell>
          <table:table-cell/>
          <table:table-cell office:value-type="float" office:value="86.5" calcext:value-type="float">
            <text:p>86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87.4" calcext:value-type="float">
            <text:p>87,4</text:p>
          </table:table-cell>
          <table:table-cell office:value-type="float" office:value="57.9" calcext:value-type="float">
            <text:p>57,9</text:p>
          </table:table-cell>
          <table:table-cell table:formula="of:=[.T16]/(100-[.T16]) * 5" office:value-type="float" office:value="6.87648456057007" calcext:value-type="float">
            <text:p>6,87648456057007</text:p>
          </table:table-cell>
          <table:table-cell office:value-type="float" office:value="25.7" calcext:value-type="float">
            <text:p>25,7</text:p>
          </table:table-cell>
          <table:table-cell office:value-type="float" office:value="52.3" calcext:value-type="float">
            <text:p>52,3</text:p>
          </table:table-cell>
          <table:table-cell table:formula="of:=[.W16]/(100-[.W16]) * 5" office:value-type="float" office:value="5.48218029350105" calcext:value-type="float">
            <text:p>5,48218029350105</text:p>
          </table:table-cell>
        </table:table-row>
        <table:table-row table:style-name="ro1">
          <table:table-cell office:value-type="float" office:value="0.604" calcext:value-type="float">
            <text:p>0,604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4.388" calcext:value-type="float">
            <text:p>4,388</text:p>
          </table:table-cell>
          <table:table-cell office:value-type="float" office:value="8" calcext:value-type="float">
            <text:p>8</text:p>
          </table:table-cell>
          <table:table-cell office:value-type="float" office:value="0.698" calcext:value-type="float">
            <text:p>0,698</text:p>
          </table:table-cell>
          <table:table-cell office:value-type="float" office:value="25.4" calcext:value-type="float">
            <text:p>25,4</text:p>
          </table:table-cell>
          <table:table-cell/>
          <table:table-cell office:value-type="float" office:value="2.988" calcext:value-type="float">
            <text:p>2,988</text:p>
          </table:table-cell>
          <table:table-cell office:value-type="float" office:value="24.8" calcext:value-type="float">
            <text:p>24,8</text:p>
          </table:table-cell>
          <table:table-cell table:formula="of:=[.I17]/[.J17]" office:value-type="float" office:value="0.120483870967742" calcext:value-type="float">
            <text:p>0,120483870967742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12.4" calcext:value-type="float">
            <text:p>12,4</text:p>
          </table:table-cell>
          <table:table-cell/>
          <table:table-cell office:value-type="float" office:value="87.7" calcext:value-type="float">
            <text:p>87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90.7" calcext:value-type="float">
            <text:p>90,7</text:p>
          </table:table-cell>
          <table:table-cell office:value-type="float" office:value="58.1" calcext:value-type="float">
            <text:p>58,1</text:p>
          </table:table-cell>
          <table:table-cell table:formula="of:=[.T17]/(100-[.T17]) * 5" office:value-type="float" office:value="6.93317422434368" calcext:value-type="float">
            <text:p>6,93317422434368</text:p>
          </table:table-cell>
          <table:table-cell office:value-type="float" office:value="21.6" calcext:value-type="float">
            <text:p>21,6</text:p>
          </table:table-cell>
          <table:table-cell office:value-type="float" office:value="51.9" calcext:value-type="float">
            <text:p>51,9</text:p>
          </table:table-cell>
          <table:table-cell table:formula="of:=[.W17]/(100-[.W17]) * 5" office:value-type="float" office:value="5.39501039501039" calcext:value-type="float">
            <text:p>5,39501039501039</text:p>
          </table:table-cell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float" office:value="4.531" calcext:value-type="float">
            <text:p>4,531</text:p>
          </table:table-cell>
          <table:table-cell office:value-type="float" office:value="12.4" calcext:value-type="float">
            <text:p>12,4</text:p>
          </table:table-cell>
          <table:table-cell office:value-type="float" office:value="0.701" calcext:value-type="float">
            <text:p>0,701</text:p>
          </table:table-cell>
          <table:table-cell office:value-type="float" office:value="28.3" calcext:value-type="float">
            <text:p>28,3</text:p>
          </table:table-cell>
          <table:table-cell/>
          <table:table-cell office:value-type="float" office:value="3.14" calcext:value-type="float">
            <text:p>3,14</text:p>
          </table:table-cell>
          <table:table-cell office:value-type="float" office:value="25.4" calcext:value-type="float">
            <text:p>25,4</text:p>
          </table:table-cell>
          <table:table-cell table:formula="of:=[.I18]/[.J18]" office:value-type="float" office:value="0.123622047244095" calcext:value-type="float">
            <text:p>0,123622047244095</text:p>
          </table:table-cell>
          <table:table-cell/>
          <table:table-cell office:value-type="float" office:value="6.99" calcext:value-type="float">
            <text:p>6,99</text:p>
          </table:table-cell>
          <table:table-cell office:value-type="float" office:value="14.7" calcext:value-type="float">
            <text:p>14,7</text:p>
          </table:table-cell>
          <table:table-cell table:number-columns-repeated="4"/>
          <table:table-cell office:value-type="float" office:value="95.1" calcext:value-type="float">
            <text:p>95,1</text:p>
          </table:table-cell>
          <table:table-cell office:value-type="float" office:value="58.3" calcext:value-type="float">
            <text:p>58,3</text:p>
          </table:table-cell>
          <table:table-cell table:formula="of:=[.T18]/(100-[.T18]) * 5" office:value-type="float" office:value="6.99040767386091" calcext:value-type="float">
            <text:p>6,99040767386091</text:p>
          </table:table-cell>
          <table:table-cell office:value-type="float" office:value="20" calcext:value-type="float">
            <text:p>20</text:p>
          </table:table-cell>
          <table:table-cell office:value-type="float" office:value="51.7" calcext:value-type="float">
            <text:p>51,7</text:p>
          </table:table-cell>
          <table:table-cell table:formula="of:=[.W18]/(100-[.W18]) * 5" office:value-type="float" office:value="5.351966873706" calcext:value-type="float">
            <text:p>5,351966873706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4.606" calcext:value-type="float">
            <text:p>4,606</text:p>
          </table:table-cell>
          <table:table-cell office:value-type="float" office:value="15.9" calcext:value-type="float">
            <text:p>15,9</text:p>
          </table:table-cell>
          <table:table-cell office:value-type="float" office:value="0.703" calcext:value-type="float">
            <text:p>0,703</text:p>
          </table:table-cell>
          <table:table-cell office:value-type="float" office:value="31.5" calcext:value-type="float">
            <text:p>31,5</text:p>
          </table:table-cell>
          <table:table-cell/>
          <table:table-cell office:value-type="float" office:value="3.394" calcext:value-type="float">
            <text:p>3,394</text:p>
          </table:table-cell>
          <table:table-cell office:value-type="float" office:value="26.6" calcext:value-type="float">
            <text:p>26,6</text:p>
          </table:table-cell>
          <table:table-cell table:formula="of:=[.I19]/[.J19]" office:value-type="float" office:value="0.127593984962406" calcext:value-type="float">
            <text:p>0,127593984962406</text:p>
          </table:table-cell>
          <table:table-cell/>
          <table:table-cell office:value-type="float" office:value="7.57" calcext:value-type="float">
            <text:p>7,57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6.8" calcext:value-type="float">
            <text:p>96,8</text:p>
          </table:table-cell>
          <table:table-cell office:value-type="float" office:value="58.3" calcext:value-type="float">
            <text:p>58,3</text:p>
          </table:table-cell>
          <table:table-cell table:formula="of:=[.T19]/(100-[.T19]) * 5" office:value-type="float" office:value="6.99040767386091" calcext:value-type="float">
            <text:p>6,99040767386091</text:p>
          </table:table-cell>
          <table:table-cell office:value-type="float" office:value="15.6" calcext:value-type="float">
            <text:p>15,6</text:p>
          </table:table-cell>
          <table:table-cell office:value-type="float" office:value="51.3" calcext:value-type="float">
            <text:p>51,3</text:p>
          </table:table-cell>
          <table:table-cell table:formula="of:=[.W19]/(100-[.W19]) * 5" office:value-type="float" office:value="5.26694045174538" calcext:value-type="float">
            <text:p>5,26694045174538</text:p>
          </table:table-cell>
        </table:table-row>
        <table:table-row table:style-name="ro1">
          <table:table-cell office:value-type="float" office:value="0.637" calcext:value-type="float">
            <text:p>0,637</text:p>
          </table:table-cell>
          <table:table-cell office:value-type="float" office:value="5.4" calcext:value-type="float">
            <text:p>5,4</text:p>
          </table:table-cell>
          <table:table-cell/>
          <table:table-cell office:value-type="float" office:value="4.645" calcext:value-type="float">
            <text:p>4,645</text:p>
          </table:table-cell>
          <table:table-cell office:value-type="float" office:value="18.2" calcext:value-type="float">
            <text:p>18,2</text:p>
          </table:table-cell>
          <table:table-cell office:value-type="float" office:value="0.705" calcext:value-type="float">
            <text:p>0,705</text:p>
          </table:table-cell>
          <table:table-cell office:value-type="float" office:value="34.3" calcext:value-type="float">
            <text:p>34,3</text:p>
          </table:table-cell>
          <table:table-cell/>
          <table:table-cell office:value-type="float" office:value="3.672" calcext:value-type="float">
            <text:p>3,672</text:p>
          </table:table-cell>
          <table:table-cell office:value-type="float" office:value="27.7" calcext:value-type="float">
            <text:p>27,7</text:p>
          </table:table-cell>
          <table:table-cell table:formula="of:=[.I20]/[.J20]" office:value-type="float" office:value="0.132563176895307" calcext:value-type="float">
            <text:p>0,132563176895307</text:p>
          </table:table-cell>
          <table:table-cell/>
          <table:table-cell office:value-type="float" office:value="7.83" calcext:value-type="float">
            <text:p>7,83</text:p>
          </table:table-cell>
          <table:table-cell office:value-type="float" office:value="20.7" calcext:value-type="float">
            <text:p>20,7</text:p>
          </table:table-cell>
          <table:table-cell table:number-columns-repeated="10"/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float" office:value="12.6" calcext:value-type="float">
            <text:p>12,6</text:p>
          </table:table-cell>
          <table:table-cell/>
          <table:table-cell office:value-type="float" office:value="4.679" calcext:value-type="float">
            <text:p>4,679</text:p>
          </table:table-cell>
          <table:table-cell office:value-type="float" office:value="20.4" calcext:value-type="float">
            <text:p>20,4</text:p>
          </table:table-cell>
          <table:table-cell office:value-type="float" office:value="0.706" calcext:value-type="float">
            <text:p>0,70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.771" calcext:value-type="float">
            <text:p>3,771</text:p>
          </table:table-cell>
          <table:table-cell office:value-type="float" office:value="28.2" calcext:value-type="float">
            <text:p>28,2</text:p>
          </table:table-cell>
          <table:table-cell table:formula="of:=[.I21]/[.J21]" office:value-type="float" office:value="0.133723404255319" calcext:value-type="float">
            <text:p>0,133723404255319</text:p>
          </table:table-cell>
          <table:table-cell/>
          <table:table-cell office:value-type="float" office:value="7.89" calcext:value-type="float">
            <text:p>7,89</text:p>
          </table:table-cell>
          <table:table-cell office:value-type="float" office:value="23.7" calcext:value-type="float">
            <text:p>23,7</text:p>
          </table:table-cell>
          <table:table-cell table:number-columns-repeated="10"/>
        </table:table-row>
        <table:table-row table:style-name="ro1">
          <table:table-cell office:value-type="float" office:value="0.673" calcext:value-type="float">
            <text:p>0,673</text:p>
          </table:table-cell>
          <table:table-cell office:value-type="float" office:value="14.8" calcext:value-type="float">
            <text:p>14,8</text:p>
          </table:table-cell>
          <table:table-cell/>
          <table:table-cell office:value-type="float" office:value="4.708" calcext:value-type="float">
            <text:p>4,708</text:p>
          </table:table-cell>
          <table:table-cell office:value-type="float" office:value="22.7" calcext:value-type="float">
            <text:p>22,7</text:p>
          </table:table-cell>
          <table:table-cell table:number-columns-repeated="3"/>
          <table:table-cell office:value-type="float" office:value="3.951" calcext:value-type="float">
            <text:p>3,951</text:p>
          </table:table-cell>
          <table:table-cell office:value-type="float" office:value="28.9" calcext:value-type="float">
            <text:p>28,9</text:p>
          </table:table-cell>
          <table:table-cell table:formula="of:=[.I22]/[.J22]" office:value-type="float" office:value="0.136712802768166" calcext:value-type="float">
            <text:p>0,136712802768166</text:p>
          </table:table-cell>
          <table:table-cell/>
          <table:table-cell office:value-type="float" office:value="8.12" calcext:value-type="float">
            <text:p>8,12</text:p>
          </table:table-cell>
          <table:table-cell office:value-type="float" office:value="40.9" calcext:value-type="float">
            <text:p>40,9</text:p>
          </table:table-cell>
          <table:table-cell table:number-columns-repeated="10"/>
        </table:table-row>
        <table:table-row table:style-name="ro1">
          <table:table-cell office:value-type="float" office:value="0.676" calcext:value-type="float">
            <text:p>0,676</text:p>
          </table:table-cell>
          <table:table-cell office:value-type="float" office:value="16.4" calcext:value-type="float">
            <text:p>16,4</text:p>
          </table:table-cell>
          <table:table-cell/>
          <table:table-cell office:value-type="float" office:value="4.739" calcext:value-type="float">
            <text:p>4,739</text:p>
          </table:table-cell>
          <table:table-cell office:value-type="float" office:value="25.3" calcext:value-type="float">
            <text:p>25,3</text:p>
          </table:table-cell>
          <table:table-cell table:number-columns-repeated="3"/>
          <table:table-cell office:value-type="float" office:value="4.585" calcext:value-type="float">
            <text:p>4,585</text:p>
          </table:table-cell>
          <table:table-cell office:value-type="float" office:value="31.6" calcext:value-type="float">
            <text:p>31,6</text:p>
          </table:table-cell>
          <table:table-cell table:formula="of:=[.I23]/[.J23]" office:value-type="float" office:value="0.145094936708861" calcext:value-type="float">
            <text:p>0,145094936708861</text:p>
          </table:table-cell>
          <table:table-cell/>
          <table:table-cell office:value-type="float" office:value="7.97" calcext:value-type="float">
            <text:p>7,97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0.694" calcext:value-type="float">
            <text:p>0,694</text:p>
          </table:table-cell>
          <table:table-cell office:value-type="float" office:value="26.2" calcext:value-type="float">
            <text:p>26,2</text:p>
          </table:table-cell>
          <table:table-cell/>
          <table:table-cell office:value-type="float" office:value="4.771" calcext:value-type="float">
            <text:p>4,771</text:p>
          </table:table-cell>
          <table:table-cell office:value-type="float" office:value="28.6" calcext:value-type="float">
            <text:p>28,6</text:p>
          </table:table-cell>
          <table:table-cell table:number-columns-repeated="3"/>
          <table:table-cell office:value-type="float" office:value="4.851" calcext:value-type="float">
            <text:p>4,851</text:p>
          </table:table-cell>
          <table:table-cell office:value-type="float" office:value="32.7" calcext:value-type="float">
            <text:p>32,7</text:p>
          </table:table-cell>
          <table:table-cell table:formula="of:=[.I24]/[.J24]" office:value-type="float" office:value="0.148348623853211" calcext:value-type="float">
            <text:p>0,14834862385321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.781" calcext:value-type="float">
            <text:p>4,781</text:p>
          </table:table-cell>
          <table:table-cell office:value-type="float" office:value="29.7" calcext:value-type="float">
            <text:p>29,7</text:p>
          </table:table-cell>
          <table:table-cell table:number-columns-repeated="3"/>
          <table:table-cell office:value-type="float" office:value="5.518" calcext:value-type="float">
            <text:p>5,518</text:p>
          </table:table-cell>
          <table:table-cell office:value-type="float" office:value="35.2" calcext:value-type="float">
            <text:p>35,2</text:p>
          </table:table-cell>
          <table:table-cell table:formula="of:=[.I25]/[.J25]" office:value-type="float" office:value="0.156761363636364" calcext:value-type="float">
            <text:p>0,15676136363636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534" calcext:value-type="float">
            <text:p>-0,534</text:p>
          </table:table-cell>
          <table:table-cell office:value-type="float" office:value="-0.1" calcext:value-type="float">
            <text:p>-0,1</text:p>
          </table:table-cell>
          <table:table-cell table:number-columns-repeated="3"/>
          <table:table-cell office:value-type="float" office:value="6.055" calcext:value-type="float">
            <text:p>6,055</text:p>
          </table:table-cell>
          <table:table-cell office:value-type="float" office:value="37.2" calcext:value-type="float">
            <text:p>37,2</text:p>
          </table:table-cell>
          <table:table-cell table:formula="of:=[.I26]/[.J26]" office:value-type="float" office:value="0.162768817204301" calcext:value-type="float">
            <text:p>0,16276881720430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608" calcext:value-type="float">
            <text:p>-0,608</text:p>
          </table:table-cell>
          <table:table-cell office:value-type="float" office:value="-0.8" calcext:value-type="float">
            <text:p>-0,8</text:p>
          </table:table-cell>
          <table:table-cell table:number-columns-repeated="3"/>
          <table:table-cell office:value-type="float" office:value="6.51" calcext:value-type="float">
            <text:p>6,51</text:p>
          </table:table-cell>
          <table:table-cell office:value-type="float" office:value="38.9" calcext:value-type="float">
            <text:p>38,9</text:p>
          </table:table-cell>
          <table:table-cell table:formula="of:=[.I27]/[.J27]" office:value-type="float" office:value="0.167352185089974" calcext:value-type="float">
            <text:p>0,16735218508997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635" calcext:value-type="float">
            <text:p>-0,635</text:p>
          </table:table-cell>
          <table:table-cell office:value-type="float" office:value="-2.3" calcext:value-type="float">
            <text:p>-2,3</text:p>
          </table:table-cell>
          <table:table-cell table:number-columns-repeated="3"/>
          <table:table-cell office:value-type="float" office:value="7.17" calcext:value-type="float">
            <text:p>7,17</text:p>
          </table:table-cell>
          <table:table-cell office:value-type="float" office:value="41" calcext:value-type="float">
            <text:p>41</text:p>
          </table:table-cell>
          <table:table-cell table:formula="of:=[.I28]/[.J28]" office:value-type="float" office:value="0.174878048780488" calcext:value-type="float">
            <text:p>0,17487804878048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654" calcext:value-type="float">
            <text:p>-0,654</text:p>
          </table:table-cell>
          <table:table-cell office:value-type="float" office:value="-4.6" calcext:value-type="float">
            <text:p>-4,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664" calcext:value-type="float">
            <text:p>-0,664</text:p>
          </table:table-cell>
          <table:table-cell office:value-type="float" office:value="-6.7" calcext:value-type="float">
            <text:p>-6,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67" calcext:value-type="float">
            <text:p>-0,67</text:p>
          </table:table-cell>
          <table:table-cell office:value-type="float" office:value="-8.4" calcext:value-type="float">
            <text:p>-8,4</text:p>
          </table:table-cell>
          <table:table-cell table:number-columns-repeated="3"/>
          <table:table-cell office:value-type="string" calcext:value-type="string">
            <text:p>U = R * I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-0.675" calcext:value-type="float">
            <text:p>-0,675</text:p>
          </table:table-cell>
          <table:table-cell office:value-type="float" office:value="-10.2" calcext:value-type="float">
            <text:p>-10,2</text:p>
          </table:table-cell>
          <table:table-cell table:number-columns-repeated="3"/>
          <table:table-cell office:value-type="string" calcext:value-type="string">
            <text:p>R = U / I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-0.682" calcext:value-type="float">
            <text:p>-0,682</text:p>
          </table:table-cell>
          <table:table-cell office:value-type="float" office:value="-13.3" calcext:value-type="float">
            <text:p>-13,3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685" calcext:value-type="float">
            <text:p>-0,685</text:p>
          </table:table-cell>
          <table:table-cell office:value-type="float" office:value="-15" calcext:value-type="float">
            <text:p>-1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689" calcext:value-type="float">
            <text:p>-0,689</text:p>
          </table:table-cell>
          <table:table-cell office:value-type="float" office:value="-17.6" calcext:value-type="float">
            <text:p>-17,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693" calcext:value-type="float">
            <text:p>-0,693</text:p>
          </table:table-cell>
          <table:table-cell office:value-type="float" office:value="-20.4" calcext:value-type="float">
            <text:p>-20,4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696" calcext:value-type="float">
            <text:p>-0,696</text:p>
          </table:table-cell>
          <table:table-cell office:value-type="float" office:value="-22.9" calcext:value-type="float">
            <text:p>-22,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698" calcext:value-type="float">
            <text:p>-0,698</text:p>
          </table:table-cell>
          <table:table-cell office:value-type="float" office:value="-25.4" calcext:value-type="float">
            <text:p>-25,4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701" calcext:value-type="float">
            <text:p>-0,701</text:p>
          </table:table-cell>
          <table:table-cell office:value-type="float" office:value="-28.3" calcext:value-type="float">
            <text:p>-28,3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703" calcext:value-type="float">
            <text:p>-0,703</text:p>
          </table:table-cell>
          <table:table-cell office:value-type="float" office:value="-31.5" calcext:value-type="float">
            <text:p>-31,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705" calcext:value-type="float">
            <text:p>-0,705</text:p>
          </table:table-cell>
          <table:table-cell office:value-type="float" office:value="-34.3" calcext:value-type="float">
            <text:p>-34,3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0.706" calcext:value-type="float">
            <text:p>-0,706</text:p>
          </table:table-cell>
          <table:table-cell office:value-type="float" office:value="-37" calcext:value-type="float">
            <text:p>-37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.00.0000</text:date>, <text:time style:data-style-name="N2" text:time-value="01:52:22.8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3:47:42.551000000</meta:creation-date>
    <dc:date>2017-11-15T02:06:15.279000000</dc:date>
    <meta:editing-duration>PT4H40M6S</meta:editing-duration>
    <meta:editing-cycles>5</meta:editing-cycles>
    <meta:generator>LibreOffice/5.3.6.1$Windows_x86 LibreOffice_project/686f202eff87ef707079aeb7f485847613344eb7</meta:generator>
    <meta:document-statistic meta:table-count="1" meta:cell-count="42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Messwerte Diode</text:p>
        </chart:title>
        <chart:legend chart:legend-position="end" svg:x="12.354cm" svg:y="4.005cm" style:legend-expansion="high" chart:style-name="ch3"/>
        <chart:plot-area chart:style-name="ch4" table:cell-range-address="Tabelle1.A4:Tabelle1.B24 Tabelle1.B3:Tabelle1.B3" chart:data-source-has-labels="row" svg:x="1.279cm" svg:y="1.248cm" svg:width="10.755cm" svg:height="6.643cm">
          <chartooo:coordinate-region svg:x="1.9cm" svg:y="1.421cm" svg:width="9.894cm" svg:height="5.876cm"/>
          <chart:axis chart:dimension="x" chart:name="primary-x" chart:style-name="ch5">
            <chart:title svg:x="5.699cm" svg:y="8.071cm" chart:style-name="ch6">
              <text:p>Spannung/V</text:p>
            </chart:title>
          </chart:axis>
          <chart:axis chart:dimension="y" chart:name="primary-y" chart:style-name="ch5">
            <chart:title svg:x="0.451cm" svg:y="5.195cm" chart:style-name="ch7">
              <text:p>Strom/A</text:p>
            </chart:title>
            <chart:grid chart:style-name="ch8" chart:class="major"/>
          </chart:axis>
          <chart:series chart:style-name="ch9" chart:values-cell-range-address="Tabelle1.B4:Tabelle1.B24" chart:label-cell-address="Tabelle1.B3:Tabelle1.B3" chart:class="chart:scatter">
            <chart:domain table:cell-range-address="Tabelle1.A4:Tabelle1.A24"/>
            <chart:regression-curve chart:style-name="ch10">
              <chart:equation chart:display-equation="true" chart:display-r-square="true" svg:x="1.872cm" svg:y="1.996cm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I</text:p>
                <draw:g>
                  <svg:desc>Tabelle1.B3:Tabelle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4:Tabelle1.A24</svg:desc>
                </draw:g>
              </table:table-cell>
              <table:table-cell office:value-type="float" office:value="0">
                <text:p>0</text:p>
                <draw:g>
                  <svg:desc>Tabelle1.B4:Tabelle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5">
                <text:p>0.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2">
                <text:p>0.5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8">
                <text:p>0.5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">
                <text:p>0.5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">
                <text:p>0.6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">
                <text:p>0.6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5">
                <text:p>0.65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9">
                <text:p>0.709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4">
                <text:p>0.6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4">
                <text:p>0.60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6">
                <text:p>0.61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7">
                <text:p>0.63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7">
                <text:p>0.66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3">
                <text:p>0.673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6">
                <text:p>0.67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">
                <text:p>0.694</text:p>
              </table:table-cell>
              <table:table-cell office:value-type="float" office:value="26.2">
                <text:p>2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5cm" chart:style-name="ch2">
          <text:p>Messwerte Zenerdiode</text:p>
        </chart:title>
        <chart:legend chart:legend-position="end" svg:x="15.139cm" svg:y="4.227cm" style:legend-expansion="high" chart:style-name="ch3"/>
        <chart:plot-area chart:style-name="ch4" table:cell-range-address="Tabelle1.D4:Tabelle1.E42 Tabelle1.E3:Tabelle1.E3" chart:data-source-has-labels="row" svg:x="1.279cm" svg:y="1.248cm" svg:width="13.54cm" svg:height="6.643cm">
          <chartooo:coordinate-region svg:x="1.425cm" svg:y="1.421cm" svg:width="13.3cm" svg:height="6.298cm"/>
          <chart:axis chart:dimension="x" chart:name="primary-x" chart:style-name="ch5">
            <chart:title svg:x="7.092cm" svg:y="8.071cm" chart:style-name="ch6">
              <text:p>Spannung/V</text:p>
            </chart:title>
          </chart:axis>
          <chart:axis chart:dimension="y" chart:name="primary-y" chart:style-name="ch5">
            <chart:title svg:x="0.451cm" svg:y="5.195cm" chart:style-name="ch7">
              <text:p>Strom/A</text:p>
            </chart:title>
            <chart:grid chart:style-name="ch8" chart:class="major"/>
          </chart:axis>
          <chart:series chart:style-name="ch9" chart:values-cell-range-address="Tabelle1.E4:Tabelle1.E42" chart:label-cell-address="Tabelle1.E3:Tabelle1.E3" chart:class="chart:scatter">
            <chart:domain table:cell-range-address="Tabelle1.D4:Tabelle1.D42"/>
            <chart:data-point chart:repeated="3"/>
            <chart:data-point chart:style-name="ch10"/>
            <chart:data-point chart:repeated="4"/>
            <chart:data-point chart:style-name="ch10"/>
            <chart:data-point chart:repeated="2"/>
            <chart:data-point chart:style-name="ch10" chart:repeated="4"/>
            <chart:data-point/>
            <chart:data-point chart:style-name="ch10"/>
            <chart:data-point/>
            <chart:data-point chart:style-name="ch10"/>
            <chart:data-point chart:repeated="2"/>
            <chart:data-point chart:style-name="ch10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I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4:Tabelle1.D42</svg:desc>
                </draw:g>
              </table:table-cell>
              <table:table-cell office:value-type="float" office:value="0">
                <text:p>0</text:p>
                <draw:g>
                  <svg:desc>Tabelle1.E4:Tabelle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64">
                <text:p>2.8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5">
                <text:p>3.1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69">
                <text:p>3.2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8">
                <text:p>3.4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76">
                <text:p>3.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78">
                <text:p>3.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8">
                <text:p>3.8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91">
                <text:p>3.99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81">
                <text:p>4.08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59">
                <text:p>4.15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77">
                <text:p>4.27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88">
                <text:p>4.3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31">
                <text:p>4.53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06">
                <text:p>4.60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45">
                <text:p>4.64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79">
                <text:p>4.67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08">
                <text:p>4.70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39">
                <text:p>4.73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71">
                <text:p>4.77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81">
                <text:p>4.78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34">
                <text:p>-0.53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08">
                <text:p>-0.60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35">
                <text:p>-0.635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54">
                <text:p>-0.654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64">
                <text:p>-0.664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7">
                <text:p>-0.67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75">
                <text:p>-0.675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82">
                <text:p>-0.682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85">
                <text:p>-0.6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89">
                <text:p>-0.689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93">
                <text:p>-0.693</text:p>
              </table:table-cell>
              <table:table-cell office:value-type="float" office:value="-20.4">
                <text:p>-2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96">
                <text:p>-0.696</text:p>
              </table:table-cell>
              <table:table-cell office:value-type="float" office:value="-22.9">
                <text:p>-22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98">
                <text:p>-0.698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01">
                <text:p>-0.701</text:p>
              </table:table-cell>
              <table:table-cell office:value-type="float" office:value="-28.3">
                <text:p>-2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03">
                <text:p>-0.703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05">
                <text:p>-0.705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06">
                <text:p>-0.706</text:p>
              </table:table-cell>
              <table:table-cell office:value-type="float" office:value="-37">
                <text:p>-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title svg:x="5.673cm" svg:y="0.315cm" chart:style-name="ch2">
          <text:p>Messwerte Zenerdiode</text:p>
        </chart:title>
        <chart:subtitle svg:x="6.771cm" svg:y="1.249cm" chart:style-name="ch3">
          <text:p>Sperrrichtung</text:p>
        </chart:subtitle>
        <chart:legend chart:legend-position="end" svg:x="12.365cm" svg:y="4.01cm" style:legend-expansion="high" chart:style-name="ch4"/>
        <chart:plot-area chart:style-name="ch5" table:cell-range-address="Tabelle1.D4:Tabelle1.E25 Tabelle1.E3:Tabelle1.E3" chart:data-source-has-labels="row" svg:x="1.279cm" svg:y="2.084cm" svg:width="10.766cm" svg:height="5.817cm">
          <chartooo:coordinate-region svg:x="1.9cm" svg:y="2.257cm" svg:width="10.051cm" svg:height="5.05cm"/>
          <chart:axis chart:dimension="x" chart:name="primary-x" chart:style-name="ch6">
            <chart:title svg:x="5.705cm" svg:y="8.081cm" chart:style-name="ch7">
              <text:p>Spannung/V</text:p>
            </chart:title>
          </chart:axis>
          <chart:axis chart:dimension="y" chart:name="primary-y" chart:style-name="ch6">
            <chart:title svg:x="0.451cm" svg:y="5.552cm" chart:style-name="ch8">
              <text:p>Strom/I</text:p>
            </chart:title>
            <chart:grid chart:style-name="ch9" chart:class="major"/>
          </chart:axis>
          <chart:series chart:style-name="ch10" chart:values-cell-range-address="Tabelle1.E4:Tabelle1.E25" chart:label-cell-address="Tabelle1.E3:Tabelle1.E3" chart:class="chart:scatter">
            <chart:domain table:cell-range-address="Tabelle1.D4:Tabelle1.D25"/>
            <chart:regression-curve chart:style-name="ch11">
              <chart:equation chart:display-equation="true" chart:display-r-square="true" svg:x="1.856cm" svg:y="2.225cm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I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4:Tabelle1.D25</svg:desc>
                </draw:g>
              </table:table-cell>
              <table:table-cell office:value-type="float" office:value="0">
                <text:p>0</text:p>
                <draw:g>
                  <svg:desc>Tabelle1.E4:Tabelle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64">
                <text:p>2.8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5">
                <text:p>3.1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69">
                <text:p>3.2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8">
                <text:p>3.4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76">
                <text:p>3.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78">
                <text:p>3.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8">
                <text:p>3.8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91">
                <text:p>3.99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81">
                <text:p>4.08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59">
                <text:p>4.15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77">
                <text:p>4.27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88">
                <text:p>4.3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31">
                <text:p>4.53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06">
                <text:p>4.60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45">
                <text:p>4.64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79">
                <text:p>4.67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08">
                <text:p>4.70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39">
                <text:p>4.73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71">
                <text:p>4.77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81">
                <text:p>4.781</text:p>
              </table:table-cell>
              <table:table-cell office:value-type="float" office:value="29.7">
                <text:p>29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5cm" chart:style-name="ch2">
          <text:p>Messwerte Zenerdiode</text:p>
        </chart:title>
        <chart:subtitle svg:x="6.766cm" svg:y="1.249cm" chart:style-name="ch3">
          <text:p>Sperrrichtung</text:p>
        </chart:subtitle>
        <chart:legend chart:legend-position="end" svg:x="12.354cm" svg:y="4.005cm" style:legend-expansion="high" chart:style-name="ch4"/>
        <chart:plot-area chart:style-name="ch5" table:cell-range-address="Tabelle1.F4:Tabelle1.G21 Tabelle1.G3:Tabelle1.G3" chart:data-source-has-labels="row" svg:x="1.279cm" svg:y="2.084cm" svg:width="10.755cm" svg:height="5.807cm">
          <chartooo:coordinate-region svg:x="1.9cm" svg:y="2.257cm" svg:width="9.894cm" svg:height="5.04cm"/>
          <chart:axis chart:dimension="x" chart:name="primary-x" chart:style-name="ch6">
            <chart:title svg:x="5.699cm" svg:y="8.071cm" chart:style-name="ch7">
              <text:p>Spannung/V</text:p>
            </chart:title>
          </chart:axis>
          <chart:axis chart:dimension="y" chart:name="primary-y" chart:style-name="ch6">
            <chart:title svg:x="0.451cm" svg:y="5.613cm" chart:style-name="ch8">
              <text:p>Strom/A</text:p>
            </chart:title>
            <chart:grid chart:style-name="ch9" chart:class="major"/>
          </chart:axis>
          <chart:series chart:style-name="ch10" chart:values-cell-range-address="Tabelle1.G4:Tabelle1.G21" chart:label-cell-address="Tabelle1.G3:Tabelle1.G3" chart:class="chart:scatter">
            <chart:domain table:cell-range-address="Tabelle1.F4:Tabelle1.F21"/>
            <chart:regression-curve chart:style-name="ch11">
              <chart:equation chart:display-equation="true" chart:display-r-square="true" svg:x="1.79cm" svg:y="2.134cm"/>
            </chart:regression-curve>
            <chart:data-point chart:repeated="14"/>
            <chart:data-point chart:style-name="ch12" chart:repeated="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I</text:p>
                <draw:g>
                  <svg:desc>Tabelle1.G3:Tabelle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F4:Tabelle1.F21</svg:desc>
                </draw:g>
              </table:table-cell>
              <table:table-cell office:value-type="float" office:value="0">
                <text:p>0</text:p>
                <draw:g>
                  <svg:desc>Tabelle1.G4:Tabelle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4">
                <text:p>0.5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8">
                <text:p>0.6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5">
                <text:p>0.63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4">
                <text:p>0.65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4">
                <text:p>0.66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">
                <text:p>0.6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5">
                <text:p>0.67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2">
                <text:p>0.682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">
                <text:p>0.6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9">
                <text:p>0.68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3">
                <text:p>0.693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6">
                <text:p>0.696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8">
                <text:p>0.698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1">
                <text:p>0.701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3">
                <text:p>0.70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5">
                <text:p>0.70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6">
                <text:p>0.706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07cm" svg:y="0.315cm" chart:style-name="ch2">
          <text:p>Messwerte Glühlampe</text:p>
        </chart:title>
        <chart:legend chart:legend-position="end" svg:x="15.139cm" svg:y="4.227cm" style:legend-expansion="high" chart:style-name="ch3"/>
        <chart:plot-area chart:style-name="ch4" table:cell-range-address="Tabelle1.I4:Tabelle1.J28 Tabelle1.J3:Tabelle1.J3" chart:data-source-has-labels="row" svg:x="1.279cm" svg:y="1.248cm" svg:width="13.54cm" svg:height="6.643cm">
          <chartooo:coordinate-region svg:x="1.9cm" svg:y="1.421cm" svg:width="12.825cm" svg:height="5.876cm"/>
          <chart:axis chart:dimension="x" chart:name="primary-x" chart:style-name="ch5">
            <chart:title svg:x="7.727cm" svg:y="8.071cm" chart:style-name="ch6">
              <text:p>U/V</text:p>
            </chart:title>
          </chart:axis>
          <chart:axis chart:dimension="y" chart:name="primary-y" chart:style-name="ch5">
            <chart:title svg:x="0.451cm" svg:y="4.811cm" chart:style-name="ch7">
              <text:p>I/A</text:p>
            </chart:title>
            <chart:grid chart:style-name="ch8" chart:class="major"/>
          </chart:axis>
          <chart:series chart:style-name="ch9" chart:values-cell-range-address="Tabelle1.J4:Tabelle1.J28" chart:label-cell-address="Tabelle1.J3:Tabelle1.J3" chart:class="chart:scatter">
            <chart:domain table:cell-range-address="Tabelle1.I4:Tabelle1.I28"/>
            <chart:data-point chart:repeated="8"/>
            <chart:data-point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I</text:p>
                <draw:g>
                  <svg:desc>Tabelle1.J3:Tabelle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I4:Tabelle1.I28</svg:desc>
                </draw:g>
              </table:table-cell>
              <table:table-cell office:value-type="float" office:value="0">
                <text:p>0</text:p>
                <draw:g>
                  <svg:desc>Tabelle1.J4:Tabelle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">
                <text:p>0.0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">
                <text:p>0.0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6">
                <text:p>0.27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8">
                <text:p>0.5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8">
                <text:p>0.98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7">
                <text:p>0.32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">
                <text:p>1.2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27">
                <text:p>1.52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4">
                <text:p>2.10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23">
                <text:p>2.523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77">
                <text:p>2.67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19">
                <text:p>2.8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88">
                <text:p>2.98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4">
                <text:p>3.14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94">
                <text:p>3.39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72">
                <text:p>3.672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71">
                <text:p>3.77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51">
                <text:p>3.951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85">
                <text:p>4.585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851">
                <text:p>4.851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18">
                <text:p>5.518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055">
                <text:p>6.055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1">
                <text:p>6.5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7">
                <text:p>7.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5cm" chart:style-name="ch2">
          <text:p>Messwerte NTC</text:p>
        </chart:title>
        <chart:legend chart:legend-position="end" svg:x="15.139cm" svg:y="4.227cm" style:legend-expansion="high" chart:style-name="ch3"/>
        <chart:plot-area chart:style-name="ch4" table:cell-range-address="Tabelle1.M4:Tabelle1.N23 Tabelle1.N3:Tabelle1.N3" chart:data-source-has-labels="row" svg:x="1.279cm" svg:y="1.248cm" svg:width="13.54cm" svg:height="6.643cm">
          <chartooo:coordinate-region svg:x="1.9cm" svg:y="1.421cm" svg:width="12.825cm" svg:height="5.876cm"/>
          <chart:axis chart:dimension="x" chart:name="primary-x" chart:style-name="ch5">
            <chart:title svg:x="7.727cm" svg:y="8.071cm" chart:style-name="ch6">
              <text:p>U/V</text:p>
            </chart:title>
          </chart:axis>
          <chart:axis chart:dimension="y" chart:name="primary-y" chart:style-name="ch5">
            <chart:title svg:x="0.451cm" svg:y="4.811cm" chart:style-name="ch7">
              <text:p>I/A</text:p>
            </chart:title>
            <chart:grid chart:style-name="ch8" chart:class="major"/>
          </chart:axis>
          <chart:series chart:style-name="ch9" chart:values-cell-range-address="Tabelle1.N4:Tabelle1.N23" chart:label-cell-address="Tabelle1.N3:Tabelle1.N3" chart:class="chart:scatter">
            <chart:domain table:cell-range-address="Tabelle1.M4:Tabelle1.M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I</text:p>
                <draw:g>
                  <svg:desc>Tabelle1.N3:Tabelle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2">
                <text:p>0.292</text:p>
                <draw:g>
                  <svg:desc>Tabelle1.M4:Tabelle1.M23</svg:desc>
                </draw:g>
              </table:table-cell>
              <table:table-cell office:value-type="float" office:value="0.4">
                <text:p>0.4</text:p>
                <draw:g>
                  <svg:desc>Tabelle1.N4:Tabelle1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6">
                <text:p>0.54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">
                <text:p>0.98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3">
                <text:p>1.32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59">
                <text:p>1.75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">
                <text:p>2.0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14">
                <text:p>2.4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9">
                <text:p>2.89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58">
                <text:p>3.25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86">
                <text:p>3.78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35">
                <text:p>4.5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9">
                <text:p>5.0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29">
                <text:p>5.82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9">
                <text:p>6.9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7">
                <text:p>7.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3">
                <text:p>7.83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9">
                <text:p>7.8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12">
                <text:p>8.12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7">
                <text:p>7.97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521cm" svg:y="0.315cm" chart:style-name="ch2">
          <text:p>Messwerte Glimmlampe</text:p>
        </chart:title>
        <chart:legend chart:legend-position="end" svg:x="15.137cm" svg:y="4.23cm" style:legend-expansion="high" chart:style-name="ch3"/>
        <chart:plot-area chart:style-name="ch4" table:cell-range-address="Tabelle1.P4:Tabelle1.Q17 Tabelle1.Q3:Tabelle1.Q3" chart:data-source-has-labels="row" svg:x="1.278cm" svg:y="1.248cm" svg:width="13.54cm" svg:height="6.649cm">
          <chartooo:coordinate-region svg:x="1.714cm" svg:y="1.421cm" svg:width="12.732cm" svg:height="5.882cm"/>
          <chart:axis chart:dimension="x" chart:name="primary-x" chart:style-name="ch5">
            <chart:title svg:x="7.726cm" svg:y="8.077cm" chart:style-name="ch6">
              <text:p>U/V</text:p>
            </chart:title>
          </chart:axis>
          <chart:axis chart:dimension="y" chart:name="primary-y" chart:style-name="ch5">
            <chart:title svg:x="0.451cm" svg:y="4.814cm" chart:style-name="ch7">
              <text:p>I/A</text:p>
            </chart:title>
            <chart:grid chart:style-name="ch8" chart:class="major"/>
          </chart:axis>
          <chart:series chart:style-name="ch9" chart:values-cell-range-address="Tabelle1.Q4:Tabelle1.Q17" chart:label-cell-address="Tabelle1.Q3:Tabelle1.Q3" chart:class="chart:scatter">
            <chart:domain table:cell-range-address="Tabelle1.P4:Tabelle1.P1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P</text:p>
              </table:table-cell>
              <table:table-cell office:value-type="string">
                <text:p>I</text:p>
                <draw:g>
                  <svg:desc>Tabelle1.Q3:Tabelle1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.3">
                <text:p>88.3</text:p>
                <draw:g>
                  <svg:desc>Tabelle1.P4:Tabelle1.P17</svg:desc>
                </draw:g>
              </table:table-cell>
              <table:table-cell office:value-type="float" office:value="7.8">
                <text:p>7.8</text:p>
                <draw:g>
                  <svg:desc>Tabelle1.Q4:Tabelle1.Q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6">
                <text:p>89.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1">
                <text:p>90.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9">
                <text:p>91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2">
                <text:p>88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9">
                <text:p>87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1">
                <text:p>88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6">
                <text:p>88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7">
                <text:p>86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5">
                <text:p>8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7">
                <text:p>87.7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94cm" svg:y="0.315cm" chart:style-name="ch2">
          <text:p>Messwerte Draht in Öl</text:p>
        </chart:title>
        <chart:legend chart:legend-position="end" svg:x="13.763cm" svg:y="4.005cm" style:legend-expansion="high" chart:style-name="ch3"/>
        <chart:plot-area chart:style-name="ch4" table:cell-range-address="Tabelle1.V3:Tabelle1.V3 Tabelle1.S4:Tabelle1.T19 Tabelle1.W4:Tabelle1.W19" chart:data-source-has-labels="both" svg:x="1.279cm" svg:y="1.248cm" svg:width="12.164cm" svg:height="6.643cm">
          <chartooo:coordinate-region svg:x="1.9cm" svg:y="1.421cm" svg:width="11.263cm" svg:height="5.876cm"/>
          <chart:axis chart:dimension="x" chart:name="primary-x" chart:style-name="ch5" chartooo:axis-type="auto">
            <chart:title svg:x="6.986cm" svg:y="8.071cm" chart:style-name="ch6">
              <text:p>T/°C</text:p>
            </chart:title>
            <chart:categories table:cell-range-address="Tabelle1.V3:Tabelle1.V3"/>
          </chart:axis>
          <chart:axis chart:dimension="y" chart:name="primary-y" chart:style-name="ch5">
            <chart:title svg:x="0.451cm" svg:y="4.957cm" chart:style-name="ch7">
              <text:p>x/cm</text:p>
            </chart:title>
            <chart:grid chart:style-name="ch8" chart:class="major"/>
          </chart:axis>
          <chart:series chart:style-name="ch9" chart:values-cell-range-address="Tabelle1.T4:Tabelle1.T19" loext:label-string="erwärmen" chart:class="chart:scatter">
            <chart:domain table:cell-range-address="Tabelle1.S4:Tabelle1.S19"/>
            <chart:data-point chart:repeated="16"/>
          </chart:series>
          <chart:series chart:style-name="ch10" chart:values-cell-range-address="Tabelle1.W4:Tabelle1.W19" loext:label-string="abkühlen" chart:class="chart:scatter">
            <chart:domain table:cell-range-address="Tabelle1.V4:Tabelle1.V19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  <table:table-cell office:value-type="string">
                <text:p>erwärmen</text:p>
              </table:table-cell>
              <table:table-cell office:value-type="string">
                <text:p>Spalte V</text:p>
              </table:table-cell>
              <table:table-cell office:value-type="string">
                <text:p>abkühlen</text:p>
              </table:table-cell>
            </table:table-row>
          </table:table-header-rows>
          <table:table-rows>
            <table:table-row>
              <table:table-cell office:value-type="string">
                <text:p>T(°C)</text:p>
                <draw:g>
                  <svg:desc>Tabelle1.V3:Tabelle1.V3</svg:desc>
                </draw:g>
              </table:table-cell>
              <table:table-cell office:value-type="float" office:value="0.8">
                <text:p>0.8</text:p>
                <draw:g>
                  <svg:desc>Tabelle1.S4:Tabelle1.S19</svg:desc>
                </draw:g>
              </table:table-cell>
              <table:table-cell office:value-type="float" office:value="49.8">
                <text:p>49.8</text:p>
                <draw:g>
                  <svg:desc>Tabelle1.T4:Tabelle1.T19</svg:desc>
                </draw:g>
              </table:table-cell>
              <table:table-cell office:value-type="float" office:value="92.5">
                <text:p>92.5</text:p>
                <draw:g>
                  <svg:desc>Tabelle1.V4:Tabelle1.V19</svg:desc>
                </draw:g>
              </table:table-cell>
              <table:table-cell office:value-type="float" office:value="57.8">
                <text:p>57.8</text:p>
                <draw:g>
                  <svg:desc>Tabelle1.W4:Tabelle1.W19</svg:desc>
                </draw:g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9.7">
                <text:p>49.7</text:p>
              </table:table-cell>
              <table:table-cell office:value-type="float" office:value="86.9">
                <text:p>86.9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/>
              <table:table-cell office:value-type="float" office:value="11.5">
                <text:p>11.5</text:p>
              </table:table-cell>
              <table:table-cell office:value-type="float" office:value="51.1">
                <text:p>51.1</text:p>
              </table:table-cell>
              <table:table-cell office:value-type="float" office:value="81.8">
                <text:p>81.8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/>
              <table:table-cell office:value-type="float" office:value="16.6">
                <text:p>16.6</text:p>
              </table:table-cell>
              <table:table-cell office:value-type="float" office:value="51.8">
                <text:p>51.8</text:p>
              </table:table-cell>
              <table:table-cell office:value-type="float" office:value="75.7">
                <text:p>75.7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/>
              <table:table-cell office:value-type="float" office:value="22.8">
                <text:p>22.8</text:p>
              </table:table-cell>
              <table:table-cell office:value-type="float" office:value="52.7">
                <text:p>52.7</text:p>
              </table:table-cell>
              <table:table-cell office:value-type="float" office:value="70">
                <text:p>70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53.5">
                <text:p>53.5</text:p>
              </table:table-cell>
              <table:table-cell office:value-type="float" office:value="65">
                <text:p>6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54.4">
                <text:p>54.4</text:p>
              </table:table-cell>
              <table:table-cell office:value-type="float" office:value="60.5">
                <text:p>60.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55.1">
                <text:p>55.1</text:p>
              </table:table-cell>
              <table:table-cell office:value-type="float" office:value="55.8">
                <text:p>55.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55.6">
                <text:p>55.6</text:p>
              </table:table-cell>
              <table:table-cell office:value-type="float" office:value="50.1">
                <text:p>50.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/>
              <table:table-cell office:value-type="float" office:value="65.4">
                <text:p>65.4</text:p>
              </table:table-cell>
              <table:table-cell office:value-type="float" office:value="56.2">
                <text:p>56.2</text:p>
              </table:table-cell>
              <table:table-cell office:value-type="float" office:value="40.8">
                <text:p>40.8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56.8">
                <text:p>56.8</text:p>
              </table:table-cell>
              <table:table-cell office:value-type="float" office:value="35.5">
                <text:p>35.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57.4">
                <text:p>57.4</text:p>
              </table:table-cell>
              <table:table-cell office:value-type="float" office:value="30.4">
                <text:p>30.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87.4">
                <text:p>87.4</text:p>
              </table:table-cell>
              <table:table-cell office:value-type="float" office:value="57.9">
                <text:p>57.9</text:p>
              </table:table-cell>
              <table:table-cell office:value-type="float" office:value="25.7">
                <text:p>25.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/>
              <table:table-cell office:value-type="float" office:value="90.7">
                <text:p>90.7</text:p>
              </table:table-cell>
              <table:table-cell office:value-type="float" office:value="58.1">
                <text:p>58.1</text:p>
              </table:table-cell>
              <table:table-cell office:value-type="float" office:value="21.6">
                <text:p>21.6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/>
              <table:table-cell office:value-type="float" office:value="95.1">
                <text:p>95.1</text:p>
              </table:table-cell>
              <table:table-cell office:value-type="float" office:value="58.3">
                <text:p>58.3</text:p>
              </table:table-cell>
              <table:table-cell office:value-type="float" office:value="20">
                <text:p>2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/>
              <table:table-cell office:value-type="float" office:value="96.8">
                <text:p>96.8</text:p>
              </table:table-cell>
              <table:table-cell office:value-type="float" office:value="58.3">
                <text:p>58.3</text:p>
              </table:table-cell>
              <table:table-cell office:value-type="float" office:value="15.6">
                <text:p>15.6</text:p>
              </table:table-cell>
              <table:table-cell office:value-type="float" office:value="51.3">
                <text:p>51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